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513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8.25pt" style:use-optimal-row-height="true" fo:break-before="auto"/>
    </style:style>
    <style:style style:name="ro3" style:family="table-row">
      <style:table-row-properties style:row-height="114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85.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  <style:map style:condition="of:cell-content()=0" style:apply-style-name="cf8"/>
      <style:map style:condition="of:cell-content()=1" style:apply-style-name="cf9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NetLab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7" table:default-cell-style-name="ce2"/>
        <table:table-column table:style-name="co4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UNetLab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3">
            <text:p>Zariadenie </text:p>
          </table:table-cell>
          <table:table-cell office:value-type="string" table:style-name="ce3">
            <text:p>Spôsob virtualizácie </text:p>
          </table:table-cell>
          <table:table-cell office:value-type="string" table:style-name="ce3">
            <text:p>Bare-metal (Ubuntu 14.04 x64 + UNetLab)</text:p>
          </table:table-cell>
          <table:table-cell office:value-type="string" table:style-name="ce3">
            <text:p>VirtualBox (predvytvorená aj vlastná inštalácia s Ubuntu 14.04 x64 + UNetLab)</text:p>
          </table:table-cell>
          <table:table-cell office:value-type="string" table:style-name="ce3">
            <text:p>LXC (Ubuntu 14.04 x64 + UNetLab)</text:p>
          </table:table-cell>
          <table:table-cell office:value-type="string" table:style-name="ce3">
            <text:p>OpenStack (Ubuntu 14.04 x64 + UNetLab)</text:p>
          </table:table-cell>
          <table:table-cell office:value-type="string" table:style-name="ce3">
            <text:p>KVM (Ubuntu 14.04 x64 + UNetLab)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Cisco IOL </text:p>
          </table:table-cell>
          <table:table-cell office:value-type="string" table:style-name="ce3">
            <text:p>IOU/IOL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</text:p>
            <text:p>(ale spúšťané z príkazu v unl_wapper.txt logu iba ako sudo / root cez terminál, nie cez gui.)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Cisco 7206 VXR </text:p>
          </table:table-cell>
          <table:table-cell office:value-type="string" table:style-name="ce3">
            <text:p>dynamips 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isco 1710</text:p>
          </table:table-cell>
          <table:table-cell office:value-type="string" table:style-name="ce3">
            <text:p>dynamips 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Cisco CSR 1000v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Cisco ASAv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Cisco vIOS L2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Juniper vMX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Juniper vSRX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Juniper Olive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ikrotik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inux host </text:p>
          </table:table-cell>
          <table:table-cell office:value-type="string" table:style-name="ce3">
            <text:p>QEMU 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Windows host </text:p>
          </table:table-cell>
          <table:table-cell office:value-type="string" table:style-name="ce3">
            <text:p>QEMU </text:p>
          </table:table-cell>
          <table:table-cell office:value-type="string" table:style-name="ce6">
            <text:p>0</text:p>
            <text:p>(zamrzne pri bootovaní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PCS</text:p>
          </table:table-cell>
          <table:table-cell office:value-type="string" table:style-name="ce3">
            <text:p>-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2"/>
          <table:table-cell office:value-type="string" table:style-name="ce4">
            <text:p><text:a xlink:href="http://158.193.152.42/">http://158.193.152.42/#</text:a></text:p>
          </table:table-cell>
          <table:table-cell office:value-type="string" table:style-name="ce4">
            <text:p><text:a xlink:href="mailto:ssh%20ubuntu@158.193.153.173%20-i%20ubuntu.pam">ssh ubuntu@158.193.153.173 -i ubuntu.pam</text:a></text:p>
          </table:table-cell>
          <table:table-cell table:number-columns-repeated="1018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23" table:style-name="ro1">
          <table:table-cell/>
          <table:table-cell table:number-columns-repeated="8" table:style-name="ce1"/>
          <table:table-cell table:number-columns-repeated="16375"/>
        </table:table-row>
        <table:table-row table:number-rows-repeated="1048535" table:style-name="ro7">
          <table:table-cell table:number-columns-repeated="16384"/>
        </table:table-row>
      </table:table>
      <table:table table:name="EVE-ng" table:style-name="ta2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16378" table:default-cell-style-name="ce5"/>
        <table:table-row table:style-name="ro1">
          <table:table-cell office:value-type="string" table:style-name="ce5">
            <text:p>EVE-ng</text:p>
          </table:table-cell>
          <table:table-cell table:number-columns-repeated="16383" table:style-name="ce5"/>
        </table:table-row>
        <table:table-row table:style-name="ro6">
          <table:table-cell office:value-type="string" table:style-name="ce5">
            <text:p>Zariadenie<text:s/></text:p>
          </table:table-cell>
          <table:table-cell office:value-type="string" table:style-name="ce5">
            <text:p>Spôsob virtualizácie<text:s/></text:p>
          </table:table-cell>
          <table:table-cell office:value-type="string" table:style-name="ce5">
            <text:p>Bare-metal</text:p>
          </table:table-cell>
          <table:table-cell office:value-type="string" table:style-name="ce5">
            <text:p>VMware Player (EVE iso)</text:p>
          </table:table-cell>
          <table:table-cell office:value-type="string" table:style-name="ce5">
            <text:p>LXC (Ubuntu 16.04 x64 + VMware + EVE iso)</text:p>
          </table:table-cell>
          <table:table-cell office:value-type="string" table:style-name="ce5">
            <text:p>LXC (Ubuntu 16.04 x64 + KVM + EVE iso)</text:p>
          </table:table-cell>
          <table:table-cell office:value-type="string" table:style-name="ce5">
            <text:p>LXC (EVE iso) - pozri unix stackexchange</text:p>
          </table:table-cell>
          <table:table-cell office:value-type="string" table:style-name="ce5">
            <text:p>OpenStack (EVE iso)</text:p>
          </table:table-cell>
          <table:table-cell office:value-type="string" table:style-name="ce5">
            <text:p>OpenStack (Ubuntu 16.04 x64 + KVM + EVE iso)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Cisco IOL<text:s/></text:p>
          </table:table-cell>
          <table:table-cell office:value-type="string" table:style-name="ce5">
            <text:p>IOU/IOL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Cisco 7206 VXR<text:s/></text:p>
          </table:table-cell>
          <table:table-cell office:value-type="string" table:style-name="ce5">
            <text:p>dynamips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Cisco 1710</text:p>
          </table:table-cell>
          <table:table-cell office:value-type="string" table:style-name="ce5">
            <text:p>dynamips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Cisco CSR 1000v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Cisco ASAv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Cisco vIOS L2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Juniper vMX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Juniper vSRX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Juniper Olive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Mikrotik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Linux host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4">
          <table:table-cell office:value-type="string" table:style-name="ce5">
            <text:p>Windows host<text:s/></text:p>
          </table:table-cell>
          <table:table-cell office:value-type="string" table:style-name="ce5">
            <text:p>QEMU<text:s/>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etestované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VPCS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nešla sieťovka</text:p>
          </table:table-cell>
          <table:table-cell office:value-type="string" table:style-name="ce5">
            <text:p>EVE ide možno preto tak dobre vo <text:s/>Vmware-i, lebo je na ňom primárne testovaný</text:p>
          </table:table-cell>
          <table:table-cell office:value-type="string" table:style-name="ce4">
            <text:p><text:a xlink:href="mailto:ssh%20ubuntu@158.193.152.45">ssh ubuntu@158.193.152.45</text:a></text:p>
          </table:table-cell>
          <table:table-cell table:number-columns-repeated="16379" table:style-name="ce5"/>
        </table:table-row>
        <table:table-row table:style-name="ro2">
          <table:table-cell table:number-columns-repeated="4" table:style-name="ce5"/>
          <table:table-cell office:value-type="string" table:style-name="ce5">
            <text:p>Nepodarilo sa mi spustiť importovanú EVE virtuálku z učiteľského PC v kontajnerovom Ubuntu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office:value-type="string" table:style-name="ce5">
            <text:p>Možnosti:</text:p>
          </table:table-cell>
          <table:table-cell office:value-type="string" table:style-name="ce5">
            <text:p>1) Prídem na to, ako v LXC kontajneri spustiť grafické prostredie</text:p>
          </table:table-cell>
          <table:table-cell table:number-columns-repeated="16382" table:style-name="ce5"/>
        </table:table-row>
        <table:table-row table:style-name="ro4">
          <table:table-cell table:style-name="ce5"/>
          <table:table-cell office:value-type="string" table:style-name="ce5">
            <text:p>2) Rozbehnem EVE v KVM pod LXC</text:p>
          </table:table-cell>
          <table:table-cell table:number-columns-repeated="16382" table:style-name="ce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9999"/>
      <style:text-properties style:font-name="Calibri" style:font-name-asian="Calibri" style:font-name-complex="Calibri"/>
    </style:style>
    <style:style style:name="cf2" style:family="table-cell" style:data-style-name="N0">
      <style:table-cell-properties style:vertical-align="automatic" fo:background-color="#CCFF99"/>
      <style:text-properties style:font-name="Calibri" style:font-name-asian="Calibri" style:font-name-complex="Calibri"/>
    </style:style>
    <style:style style:name="cf3" style:family="table-cell" style:data-style-name="N0">
      <style:table-cell-properties fo:background-color="#FF9999"/>
      <style:text-properties style:font-name="Calibri" style:font-name-asian="Calibri" style:font-name-complex="Calibri"/>
    </style:style>
    <style:style style:name="cf4" style:family="table-cell" style:data-style-name="N0">
      <style:table-cell-properties fo:background-color="#CCFF99"/>
      <style:text-properties style:font-name="Calibri" style:font-name-asian="Calibri" style:font-name-complex="Calibri"/>
    </style:style>
    <style:style style:name="cf5" style:family="table-cell" style:data-style-name="N0">
      <style:table-cell-properties fo:background-color="#FFCC00"/>
      <style:text-properties style:font-name="Calibri" style:font-name-asian="Calibri" style:font-name-complex="Calibri"/>
    </style:style>
    <style:style style:name="cf6" style:family="table-cell" style:data-style-name="N0">
      <style:table-cell-properties fo:background-color="#FF9999"/>
      <style:text-properties fo:color="#000000" style:font-name="Calibri" style:font-name-asian="Calibri" style:font-name-complex="Calibri"/>
    </style:style>
    <style:style style:name="cf7" style:family="table-cell" style:data-style-name="N0">
      <style:table-cell-properties fo:background-color="#CCFF99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9999"/>
      <style:text-properties style:font-name="Calibri" style:font-name-asian="Calibri" style:font-name-complex="Calibri"/>
    </style:style>
    <style:style style:name="Untitled2" style:family="table-cell" style:data-style-name="N0">
      <style:table-cell-properties style:vertical-align="automatic" fo:background-color="#CCFF99"/>
      <style:text-properties style:font-name="Calibri" style:font-name-asian="Calibri" style:font-name-complex="Calibri"/>
    </style:style>
    <style:style style:name="Untitled3" style:family="table-cell" style:data-style-name="N0">
      <style:table-cell-properties style:vertical-align="automatic" fo:background-color="#FFFF66"/>
      <style:text-properties style:font-name="Calibri" style:font-name-asian="Calibri" style:font-name-complex="Calibri"/>
    </style:style>
    <style:style style:name="Untitled4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cf8" style:family="table-cell">
      <style:table-cell-properties fo:background-color="#FF9999"/>
      <style:text-properties fo:color="#000000"/>
    </style:style>
    <style:style style:name="cf9" style:family="table-cell">
      <style:table-cell-properties fo:background-color="#CCFF99"/>
      <style:text-properties fo:color="#00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16</meta:generator>
    <dc:title/>
    <dc:description/>
    <dc:subject/>
    <meta:initial-creator/>
    <dc:creator>Andrej Šišila</dc:creator>
    <meta:creation-date>2017-03-09T18:35:17Z</meta:creation-date>
    <dc:date>2017-03-24T15:48:47Z</dc:date>
    <meta:editing-cycles>6</meta:editing-cycles>
  </office:meta>
</office:document-meta>
</file>